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37">
      <style:text-properties fo:font-size="11pt" style:font-size-asian="11pt" style:font-size-complex="11pt"/>
    </style:style>
    <style:style style:name="ce14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Payment to Adrian for maintenance and release support #100</text:p>
          </table:table-cell>
          <table:table-cell office:value-type="float" office:value="3000" table:style-name="ce12">
            <text:p>3,0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2776.01" table:style-name="ce1">
            <text:p>2776.01</text:p>
          </table:table-cell>
          <table:table-cell office:value-type="float" office:value="2776.01" table:style-name="ce9">
            <text:p>2,776.01</text:p>
          </table:table-cell>
          <table:table-cell office:value-type="float" office:value="15" table:style-name="ce9">
            <text:p>15.00</text:p>
          </table:table-cell>
          <table:table-cell office:value-type="float" office:value="174" table:style-name="ce9">
            <text:p>174.00</text:p>
          </table:table-cell>
          <table:table-cell office:value-type="float" office:value="1.1448199999999999" table:style-name="ce13">
            <text:p>1.14482</text:p>
          </table:table-cell>
          <table:table-cell office:value-type="float" office:value="582.96210000000008" table:formula="of:=[.K5]*[Sheet2.$B$9]" table:style-name="ce9">
            <text:p>582.96</text:p>
          </table:table-cell>
          <table:table-cell table:style-name="ce9"/>
          <table:table-cell table:style-name="ce2"/>
          <table:table-cell table:number-columns-repeated="16366"/>
        </table:table-row>
        <table:table-row table:number-rows-repeated="2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13T00:00:00" table:style-name="ce10">
            <text:p>2026-01-13</text:p>
          </table:table-cell>
          <table:table-cell office:value-type="float" office:value="402" table:style-name="ce11">
            <text:p>402</text:p>
          </table:table-cell>
          <table:table-cell office:value-type="string" table:style-name="ce11">
            <text:p>[Maintainer Honorarium] kadet1090 #402</text:p>
          </table:table-cell>
          <table:table-cell office:value-type="float" office:value="400" table:style-name="ce12">
            <text:p>4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00" table:style-name="ce9">
            <text:p>400.00</text:p>
          </table:table-cell>
          <table:table-cell office:value-type="float" office:value="400" table:formula="of:=[.D8]/[.O8]" table:style-name="ce9">
            <text:p>4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500" table:style-name="ce12">
            <text:p>1,5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500" table:style-name="ce9">
            <text:p>1,500.00</text:p>
          </table:table-cell>
          <table:table-cell office:value-type="float" office:value="1500" table:formula="of:=[.D10]/[.O10]" table:style-name="ce9">
            <text:p>1,5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314" table:style-name="ce11">
            <text:p>314</text:p>
          </table:table-cell>
          <table:table-cell office:value-type="string" table:style-name="ce15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7.14" table:style-name="ce16">
            <text:p>427.14</text:p>
          </table:table-cell>
          <table:table-cell office:value-type="float" office:value="427.14" table:formula="of:=[.K12]" table:style-name="ce16">
            <text:p>427.14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89.699399999999997" table:formula="of:=[.K12]*[Sheet2.$B$9]" table:style-name="ce9">
            <text:p>89.7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359" table:style-name="ce11">
            <text:p>359</text:p>
          </table:table-cell>
          <table:table-cell office:value-type="string" table:style-name="ce15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6">
            <text:p>1000</text:p>
          </table:table-cell>
          <table:table-cell office:value-type="float" office:value="1000" table:formula="of:=[.K14]" table:style-name="ce16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210" table:formula="of:=[.K14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25" table:style-name="ce12">
            <text:p>525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40" table:style-name="ce9">
            <text:p>540.00</text:p>
          </table:table-cell>
          <table:table-cell office:value-type="float" office:value="525" table:formula="of:= [.D17]" table:style-name="ce9">
            <text:p>525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110.25" table:formula="of:=[.D17]*[Sheet2.B9]" table:style-name="ce9">
            <text:p>110.25</text:p>
          </table:table-cell>
          <table:table-cell office:value-type="float" office:value="540" table:formula="of:=[.L17]+[.M17]" table:style-name="ce9">
            <text:p>54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570" table:style-name="ce12">
            <text:p>57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58.16" table:style-name="ce16">
            <text:p>558.16</text:p>
          </table:table-cell>
          <table:table-cell office:value-type="float" office:value="558.16" table:formula="of:=[.K19]" table:style-name="ce9">
            <text:p>558.16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formula="of:=([.L19]+[.N19])/([.K19]-[.M19])" table:style-name="ce13">
            <text:p>1.00000</text:p>
          </table:table-cell>
          <table:table-cell office:value-type="float" office:value="117.21359999999999" table:formula="of:=[.K19]*[Sheet2.B9]" table:style-name="ce9">
            <text:p>117.21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6-01-09T00:00:00" table:style-name="ce10">
            <text:p>2026-01-09</text:p>
          </table:table-cell>
          <table:table-cell office:value-type="float" office:value="372" table:style-name="ce11">
            <text:p>372</text:p>
          </table:table-cell>
          <table:table-cell office:value-type="string" table:style-name="ce11">
            <text:p>mnesarco - Addon Ecosystem Technical Lead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2">
            <text:p>CURRENCY::EUR</text:p>
          </table:table-cell>
          <table:table-cell office:value-type="float" office:value="437" table:style-name="ce9">
            <text:p>437.00</text:p>
          </table:table-cell>
          <table:table-cell office:value-type="float" office:value="437" table:formula="of:=[.K21]" table:style-name="ce9">
            <text:p>437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91.77" table:formula="of:=[.K21]*[Sheet2.B9]" table:style-name="ce9">
            <text:p>91.77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6-01-10T00:00:00" table:style-name="ce10">
            <text:p>2026-01-10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34.39" table:style-name="ce1">
            <text:p>434.39</text:p>
          </table:table-cell>
          <table:table-cell office:value-type="float" office:value="359" table:formula="of:=[.K23]-[.P23]" table:style-name="ce9">
            <text:p>359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75.389999999999986" table:formula="of:=[.K23] - [.K23]/(1+[Sheet2.B9])" table:style-name="ce9">
            <text:p>75.39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3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6-01-12T00:00:00" table:style-name="ce10">
            <text:p>2026-01-12</text:p>
          </table:table-cell>
          <table:table-cell office:value-type="float" office:value="251" table:style-name="ce1">
            <text:p>251</text:p>
          </table:table-cell>
          <table:table-cell office:value-type="string" table:style-name="ce16">
            <text:p>Monthly Donation to Codeberg e.V. #251</text:p>
          </table:table-cell>
          <table:table-cell office:value-type="float" office:value="10" table:style-name="ce12">
            <text:p>1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3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6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9"/>
          <table:table-cell table:style-name="ce13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4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5" number:min-decimal-places="5" number:min-integer-digits="1"/>
    </number:number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Turan Furkan Topak</dc:creator>
    <meta:creation-date>2025-02-03T10:20:43Z</meta:creation-date>
    <dc:date>2026-03-10T23:40:36Z</dc:date>
    <meta:editing-cycles>43</meta:editing-cycles>
    <meta:editing-duration>PT24490S</meta:editing-duration>
  </office:meta>
</office:document-meta>
</file>